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Roboto Condensed1" svg:font-family="'Roboto Condensed'" style:font-pitch="fixed"/>
    <style:font-face style:name="DejaVu Sans" svg:font-family="'DejaVu Sans'" style:font-pitch="variable"/>
    <style:font-face style:name="Inconsolata1" svg:font-family="Inconsolata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14cm" fo:min-width="7.35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46cm" fo:min-width="7.35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4cm" fo:min-width="7.346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7.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Droid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Inconsolata" fo:font-size="12pt" style:font-size-asian="12pt" style:font-size-complex="12pt"/>
    </style:style>
    <style:style style:name="T6" style:family="text">
      <style:text-properties style:font-name="Inconsolata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Inconsolat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85cm" svg:height="0.792cm" svg:x="0.116cm" svg:y="0.197cm">
          <text:p text:style-name="P1"><text:span text:style-name="T1">Simulation 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85cm" svg:height="1.424cm" svg:x="0.116cm" svg:y="0.989cm">
          <text:p text:style-name="P3"><text:span text:style-name="T2">id: </text:span><text:span text:style-name="T3">integer</text:span></text:p>
          <text:p text:style-name="P3"><text:span text:style-name="T4">content</text:span><text:span text:style-name="T5">:</text:span><text:span text:style-name="T6">configu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874cm" svg:height="0.702cm" svg:x="0.127cm" svg:y="2.413cm">
          <text:p text:style-name="P3"><text:span text:style-name="T7">modifyConfiguration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0.381cm" svg:x="0.381cm" svg:y="1.2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Roboto Condensed1" svg:font-family="'Roboto Condensed'" style:font-pitch="fixed"/>
    <style:font-face style:name="DejaVu Sans" svg:font-family="'DejaVu Sans'" style:font-pitch="variable"/>
    <style:font-face style:name="Inconsolata1" svg:font-family="Inconsolata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28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30T00:39:11.188794746</dc:date>
    <meta:editing-duration>PT5H18M11S</meta:editing-duration>
    <meta:editing-cycles>46</meta:editing-cycles>
    <meta:generator>LibreOffice/6.3.3.2.0$Linux_X86_64 LibreOffice_project/30$Build-2</meta:generator>
    <meta:document-statistic meta:object-count="4"/>
  </office:meta>
</office:document-meta>
</file>